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Century Schoolbook L" style:text-underline-style="none" fo:font-weight="normal" officeooo:rsid="000a0440" officeooo:paragraph-rsid="001aa34c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Century Schoolbook L" fo:font-style="italic" style:text-underline-style="none" fo:font-weight="normal" officeooo:rsid="000a0440" officeooo:paragraph-rsid="001aa34c" style:font-style-asian="italic" style:font-weight-asian="normal" style:font-style-complex="italic" style:font-weight-complex="normal"/>
    </style:style>
    <style:style style:name="P3" style:family="paragraph" style:parent-style-name="Title">
      <style:text-properties style:font-name="Century Schoolbook L" style:text-underline-style="solid" style:text-underline-width="auto" style:text-underline-color="font-color" fo:font-weight="normal" officeooo:rsid="001aa34c" officeooo:paragraph-rsid="001aa34c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Century Schoolbook L" style:text-underline-style="none" fo:font-weight="normal" officeooo:rsid="001ab693" officeooo:paragraph-rsid="001ab693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Century Schoolbook L" style:text-underline-style="none" fo:font-weight="normal" officeooo:rsid="001c337c" officeooo:paragraph-rsid="001c337c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Century Schoolbook L" style:text-underline-style="none" fo:font-weight="normal" officeooo:rsid="001cd515" officeooo:paragraph-rsid="001cd51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d669" style:font-weight-asian="bold" style:font-weight-complex="bold"/>
    </style:style>
    <style:style style:name="T3" style:family="text">
      <style:text-properties officeooo:rsid="000bd669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 2 Final Report</text:p>
      <text:p text:style-name="P2">Group 8, Hogan's Alley</text:p>
      <text:p text:style-name="P1"><text:span text:style-name="T2">Team Members:</text:span><text:span text:style-name="T1"> </text:span><text:span text:style-name="T3"><text:s/>Varun Nagaich, Tomas Gonzalez, Luke Sargent</text:span></text:p>
      <text:p text:style-name="P4">Stated Goals: to implement a raquetball game in which a player navigates a court with a ball, strikes the ball, that adheres to the rules of racquetball as put forth in the official rules documentation, and fulfills the requirements stated in the assignment 2 documentation.</text:p>
      <text:p text:style-name="P5">Achieved Goals: The user controls a giant obelisk of a paddle, but it was not tied in to physics simulation.</text:p>
      <text:p text:style-name="P5">The camera controls adhered to the rubric, with a 3<text:span text:style-name="T4">rd</text:span> person perspective implemented that always faced the back wall, as a player would in racquetball.</text:p>
      <text:p text:style-name="P5">Sound effects were loosely implemented; the physics simulation only applied gravity to the ball-- bouncing was not implemented. Music plays in the background, which can be enabled and disabled by keystroke.</text:p>
      <text:p text:style-name="P6">The physics engine was semi-functional; rigid bodies were added to the dynamic world object, and appropriate restitution coefficients set, but despite much tweaking no elasticity was observed. The simulation would register a hit and the ball would stick to the ground as though the restitution coefficients were zero (they were not-- this was repeatedly tested at various stages of the simulatio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9:00:54.832888744</meta:creation-date>
    <dc:date>2015-03-06T23:13:10.866578140</dc:date>
    <meta:editing-duration>PT8M31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8" meta:word-count="198" meta:character-count="1239" meta:non-whitespace-character-count="1048"/>
  </office:meta>
</office:document-meta>
</file>